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liminary Class Structures: New Media Practices</text:p>
      <text:p text:style-name="P1"/>
      <text:p text:style-name="P1"/>
      <text:p text:style-name="P1"/>
      <text:p text:style-name="P1">Daily Structure</text:p>
      <text:p text:style-name="P1"/>
      <text:p text:style-name="Standard">9-10:<text:tab/><text:tab/> General information/announcement/lectures</text:p>
      <text:p text:style-name="Standard"/>
      <text:p text:style-name="Standard"><text:tab/><text:tab/>Geert<text:tab/><text:tab/>John</text:p>
      <text:p text:style-name="Standard">10-12:30:<text:tab/>Adv. Beg.<text:tab/>Beg.</text:p>
      <text:p text:style-name="Standard">13-15:30:<text:tab/>Nerds<text:tab/><text:tab/>Adv. Beg.</text:p>
      <text:p text:style-name="Standard">15:30-18:<text:tab/>Beg.<text:tab/><text:tab/>Nerds</text:p>
      <text:p text:style-name="Standard"/>
      <text:p text:style-name="Standard"/>
      <text:p text:style-name="P1">Weekly Structure</text:p>
      <text:p text:style-name="P2"/>
      <text:p text:style-name="P2">1:<text:tab/>Introduction</text:p>
      <text:p text:style-name="P2">2:<text:tab/>Book review</text:p>
      <text:p text:style-name="P2">3:<text:tab/>SNS and/or blogs</text:p>
      <text:p text:style-name="P2">4:<text:tab/>Wikipedia</text:p>
      <text:p text:style-name="P2">5:<text:tab/>Digital publishing</text:p>
      <text:p text:style-name="P2">6:<text:tab/>Real-time web</text:p>
      <text:p text:style-name="P2">7:<text:tab/>Free topic</text:p>
      <text:p text:style-name="P2"/>
      <text:p text:style-name="P2"><text:tab/>(The labs will try to address issues that will face the students over the week of accomplishing their assignments. For instance, week 3 will be used to introduce students to Wiki markup.)</text:p>
      <text:p text:style-name="P2"/>
      <text:p text:style-name="P2"/>
      <text:p text:style-name="P1">Lab Organization</text:p>
      <text:p text:style-name="P1"/>
      <text:list xml:id="list1944623699" text:style-name="L1">
        <text:list-item>
          <text:p text:style-name="P3">The beginners group</text:p>
        </text:list-item>
      </text:list>
      <text:list xml:id="list1664315613" text:style-name="L2">
        <text:list-item>
          <text:p text:style-name="P4">Wordpress</text:p>
        </text:list-item>
        <text:list-item>
          <text:p text:style-name="P4">Wikipedia</text:p>
        </text:list-item>
        <text:list-item>
          <text:p text:style-name="P4">HTML/XML? (Maybe introduce them to the concept of semantic markup, history and structure of HTML, but not necessarily hand-coding)</text:p>
        </text:list-item>
        <text:list-item>
          <text:p text:style-name="P4">OS/Ubuntu (self hosting servers on your own machine, introduction to the deep variance of computing ontologies)</text:p>
        </text:list-item>
        <text:list-item>
          <text:p text:style-name="P4">Newsreaders, RSS, advanced blog work (stats, plugins, extending Wordpress)</text:p>
        </text:list-item>
      </text:list>
      <text:list xml:id="list1583713378" text:style-name="L3">
        <text:list-item>
          <text:p text:style-name="P5">Advanced beginners</text:p>
        </text:list-item>
      </text:list>
      <text:list xml:id="list1880498405" text:style-name="L4">
        <text:list-item>
          <text:list>
            <text:list-item>
              <text:p text:style-name="P6">an accelerated version of the beginners group</text:p>
            </text:list-item>
            <text:list-item>
              <text:p text:style-name="P6">OS workshop: install various distributions of Linux (over the whole group); learn how to identify distinguishing features of the distro—what is the window manager? What is the DE (if any)? What package manager does it use? Does it ship with proprietary drivers?</text:p>
            </text:list-item>
            <text:list-item>
              <text:p text:style-name="P6">perhaps some adventures in programming? Useful scripting / OS customization</text:p>
            </text:list-item>
          </text:list>
        </text:list-item>
      </text:list>
      <text:list xml:id="list2142823578" text:style-name="L5">
        <text:list-item>
          <text:p text:style-name="P7">Nerds</text:p>
        </text:list-item>
      </text:list>
      <text:list xml:id="list333851249" text:style-name="L6">
        <text:list-item>
          <text:list>
            <text:list-item>
              <text:p text:style-name="P8">Start with OS work: first lab could involve deciding on specific operating systems to try out (various flavors of Linux as well as other alt. OS's): install within the virtual machine and report on the variations</text:p>
            </text:list-item>
            <text:list-item>
              <text:p text:style-name="P8"><text:soft-page-break/>install crabgrass and other SNS options: compare and contrast, criticize and publish the findings</text:p>
            </text:list-item>
            <text:list-item>
              <text:p text:style-name="P8">Software studies: how do software and theory relate to one another? Should humanities students learn to program?</text:p>
            </text:list-item>
            <text:list-item>
              <text:p text:style-name="P8">Potentially develop a web application, or design one; thinking here of the publishing platform.</text:p>
            </text:list-item>
          </text:list>
        </text:list-item>
      </text:list>
      <text:p text:style-name="Standard"/>
      <text:p text:style-name="Standard">Additionally, perhaps all students should have to write and set up an email signature as a first assig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26T14:39:12</meta:creation-date>
    <dc:date>2010-05-26T16:08:36</dc:date>
    <meta:editing-duration>PT00H30M17S</meta:editing-duration>
    <meta:editing-cycles>5</meta:editing-cycles>
    <meta:generator>OpenOffice.org/3.2$Linux OpenOffice.org_project/320m12$Build-9483</meta:generator>
    <meta:document-statistic meta:table-count="0" meta:image-count="0" meta:object-count="0" meta:page-count="2" meta:paragraph-count="33" meta:word-count="305" meta:character-count="1925"/>
  </office:meta>
</office:document-meta>
</file>